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al" svg:font-family="Aral"/>
    <style:font-face style:name="Lohit Hindi1" svg:font-family="'Lohit Hindi'"/>
    <style:font-face style:name="Lucida Grande" svg:font-family="'Lucida Grande', 'Trebuchet MS', Arial, sans-serif"/>
    <style:font-face style:name="verdana" svg:font-family="verdana, arial, helvetica, sans-serif"/>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font-size="12pt" style:font-size-asian="12pt" style:font-name-complex="Arial1" style:font-size-complex="12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text-properties style:font-name="Arial"/>
    </style:style>
    <style:style style:name="P4" style:family="paragraph" style:parent-style-name="Standard">
      <style:paragraph-properties fo:text-align="justify" style:justify-single-word="false"/>
      <style:text-properties style:font-name="Arial" fo:font-size="12pt" style:font-size-asian="12pt" style:font-size-complex="12pt"/>
    </style:style>
    <style:style style:name="P5" style:family="paragraph" style:parent-style-name="Standard">
      <style:paragraph-properties fo:text-align="justify" style:justify-single-word="false"/>
      <style:text-properties style:font-name="Arial1" fo:font-size="12pt" fo:font-style="italic" style:font-size-asian="12pt" style:font-style-asian="italic" style:font-name-complex="Arial1" style:font-size-complex="12pt" style:font-style-complex="italic"/>
    </style:style>
    <style:style style:name="P6" style:family="paragraph" style:parent-style-name="Standard">
      <style:paragraph-properties fo:text-align="justify" style:justify-single-word="false"/>
      <style:text-properties style:font-name="Arial1" fo:font-size="12pt" style:font-size-asian="12pt" style:font-name-complex="Arial1" style:font-size-complex="12pt"/>
    </style:style>
    <style:style style:name="P7" style:family="paragraph" style:parent-style-name="Standard">
      <style:paragraph-properties fo:text-align="justify" style:justify-single-word="false"/>
      <style:text-properties style:font-name="Arial1" fo:font-size="12pt" officeooo:paragraph-rsid="0008a36b" style:font-size-asian="12pt" style:font-name-complex="Arial1" style:font-size-complex="12pt"/>
    </style:style>
    <style:style style:name="P8" style:family="paragraph" style:parent-style-name="Standard">
      <style:paragraph-properties fo:text-align="justify" style:justify-single-word="false"/>
      <style:text-properties style:font-name="Arial1" fo:font-size="12pt" officeooo:paragraph-rsid="00099f7c" style:font-size-asian="12pt" style:font-name-complex="Arial1" style:font-size-complex="12pt"/>
    </style:style>
    <style:style style:name="P9" style:family="paragraph" style:parent-style-name="Standard">
      <style:paragraph-properties fo:text-align="justify" style:justify-single-word="false"/>
      <style:text-properties style:font-name="Arial1" fo:font-size="12pt" officeooo:paragraph-rsid="000b8e7c" style:font-size-asian="12pt" style:font-name-complex="Arial1" style:font-size-complex="12pt"/>
    </style:style>
    <style:style style:name="P10" style:family="paragraph" style:parent-style-name="Standard">
      <style:paragraph-properties fo:text-align="justify" style:justify-single-word="false"/>
      <style:text-properties style:font-name="Arial1" fo:font-size="12pt" officeooo:paragraph-rsid="000c7f73" style:font-size-asian="12pt" style:font-name-complex="Arial1" style:font-size-complex="12pt"/>
    </style:style>
    <style:style style:name="P11" style:family="paragraph" style:parent-style-name="Standard">
      <style:paragraph-properties fo:text-align="justify" style:justify-single-word="false"/>
      <style:text-properties style:font-name="Arial1" fo:font-size="12pt" officeooo:rsid="00099f7c" officeooo:paragraph-rsid="00099f7c" style:font-size-asian="12pt" style:font-name-complex="Arial1" style:font-size-complex="12pt"/>
    </style:style>
    <style:style style:name="P12" style:family="paragraph" style:parent-style-name="Standard">
      <style:paragraph-properties fo:text-align="justify" style:justify-single-word="false"/>
      <style:text-properties style:font-name="Arial1" fo:font-size="12pt" fo:font-style="normal" fo:font-weight="bold" officeooo:rsid="000e2863" officeooo:paragraph-rsid="000e2863" style:font-size-asian="12pt" style:font-style-asian="normal" style:font-weight-asian="bold" style:font-name-complex="Arial1" style:font-size-complex="12pt" style:font-style-complex="normal" style:font-weight-complex="bold"/>
    </style:style>
    <style:style style:name="P13" style:family="paragraph" style:parent-style-name="Standard">
      <style:text-properties style:font-name="Arial"/>
    </style:style>
    <style:style style:name="P14" style:family="paragraph" style:parent-style-name="Standard">
      <style:text-properties style:font-name="Arial" fo:font-size="12pt"/>
    </style:style>
    <style:style style:name="P15" style:family="paragraph" style:parent-style-name="Standard">
      <style:text-properties style:font-name="Arial" fo:font-size="12pt" style:font-size-asian="12pt" style:font-size-complex="12pt"/>
    </style:style>
    <style:style style:name="P16" style:family="paragraph" style:parent-style-name="Standard">
      <style:text-properties style:font-name="Arial" fo:font-size="12pt" officeooo:rsid="00081206" officeooo:paragraph-rsid="00081206" style:font-size-asian="12pt" style:font-size-complex="12pt"/>
    </style:style>
    <style:style style:name="P17" style:family="paragraph" style:parent-style-name="Standard">
      <style:text-properties style:font-name="Arial" fo:font-size="12pt" fo:font-weight="bold" officeooo:rsid="000e2863" officeooo:paragraph-rsid="000e2863" style:font-size-asian="12pt" style:font-weight-asian="bold" style:font-size-complex="12pt" style:font-weight-complex="bold"/>
    </style:style>
    <style:style style:name="P18" style:family="paragraph" style:parent-style-name="Standard">
      <style:text-properties style:font-name="Arial" officeooo:rsid="00081206" officeooo:paragraph-rsid="00081206"/>
    </style:style>
    <style:style style:name="P19" style:family="paragraph" style:parent-style-name="Standard">
      <style:text-properties style:font-name="Arial" officeooo:rsid="0008a36b" officeooo:paragraph-rsid="0008a36b"/>
    </style:style>
    <style:style style:name="P20" style:family="paragraph" style:parent-style-name="Standard">
      <style:text-properties style:font-name="Arial" officeooo:rsid="00099f7c" officeooo:paragraph-rsid="00099f7c"/>
    </style:style>
    <style:style style:name="P21" style:family="paragraph" style:parent-style-name="Standard">
      <style:text-properties style:font-name="Arial" officeooo:rsid="000e2863" officeooo:paragraph-rsid="000e2863"/>
    </style:style>
    <style:style style:name="P22" style:family="paragraph" style:parent-style-name="Standard">
      <style:text-properties style:font-name="Arial" fo:font-weight="bold" officeooo:rsid="000e2863" officeooo:paragraph-rsid="000e2863" style:font-weight-asian="bold" style:font-weight-complex="bold"/>
    </style:style>
    <style:style style:name="P23" style:family="paragraph" style:parent-style-name="Standard">
      <style:text-properties fo:font-size="12pt" style:font-size-asian="12pt" style:font-size-complex="12pt"/>
    </style:style>
    <style:style style:name="P24" style:family="paragraph" style:parent-style-name="Standard">
      <style:paragraph-properties fo:text-align="justify" style:justify-single-word="false"/>
      <style:text-properties fo:font-size="12pt" style:font-size-asian="12pt" style:font-size-complex="12pt"/>
    </style:style>
    <style:style style:name="P25" style:family="paragraph" style:parent-style-name="Standard">
      <style:text-properties officeooo:rsid="00081206" officeooo:paragraph-rsid="00081206"/>
    </style:style>
    <style:style style:name="P26" style:family="paragraph" style:parent-style-name="Standard">
      <style:paragraph-properties fo:text-align="justify" style:justify-single-word="false"/>
      <style:text-properties style:font-name="Aral" fo:font-size="12pt" fo:font-weight="bold" officeooo:rsid="000e2863" officeooo:paragraph-rsid="000e2863"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officeooo:rsid="000b8e7c" style:font-style-asian="italic" style:font-style-complex="italic"/>
    </style:style>
    <style:style style:name="T3" style:family="text">
      <style:text-properties style:text-position="super 58%"/>
    </style:style>
    <style:style style:name="T4" style:family="text">
      <style:text-properties officeooo:rsid="00081206"/>
    </style:style>
    <style:style style:name="T5" style:family="text">
      <style:text-properties fo:font-variant="normal" fo:text-transform="none" fo:color="#004979" style:font-name="verdana" fo:font-size="9.75pt" fo:letter-spacing="normal" fo:font-style="normal" fo:font-weight="bold"/>
    </style:style>
    <style:style style:name="T6" style:family="text">
      <style:text-properties fo:font-variant="normal" fo:text-transform="none" fo:color="#004979" style:font-name="verdana" fo:font-size="9.75pt" fo:letter-spacing="normal" fo:font-style="normal" fo:font-weight="bold" officeooo:rsid="00081206"/>
    </style:style>
    <style:style style:name="T7" style:family="text">
      <style:text-properties style:font-size-asian="12pt" style:font-size-complex="12pt"/>
    </style:style>
    <style:style style:name="T8" style:family="text">
      <style:text-properties officeooo:rsid="0008a36b"/>
    </style:style>
    <style:style style:name="T9" style:family="text">
      <style:text-properties fo:font-style="normal" officeooo:rsid="000b8e7c" style:font-style-asian="normal" style:font-style-complex="normal"/>
    </style:style>
    <style:style style:name="T10" style:family="text">
      <style:text-properties fo:font-style="normal" officeooo:rsid="000c7f73" style:font-style-asian="normal" style:font-style-complex="normal"/>
    </style:style>
    <style:style style:name="T11" style:family="text">
      <style:text-properties fo:font-style="normal" officeooo:rsid="000e2863" style:font-style-asian="normal" style:font-style-complex="normal"/>
    </style:style>
    <style:style style:name="T12" style:family="text">
      <style:text-properties officeooo:rsid="00099f7c"/>
    </style:style>
    <style:style style:name="T13" style:family="text">
      <style:text-properties officeooo:rsid="000b8e7c"/>
    </style:style>
    <style:style style:name="T14" style:family="text">
      <style:text-properties officeooo:rsid="000e2863"/>
    </style:style>
    <style:style style:name="T15" style:family="text">
      <style:text-properties officeooo:rsid="001027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7">Title: </text:span><text:span text:style-name="T5">The new methods available in Dipy 0.7.0</text:span><text:span text:style-name="T6">+</text:span><text:span text:style-name="T5"> that you should know about.</text:span></text:p>
      <text:p text:style-name="P15"/>
      <text:p text:style-name="P17">Introduction</text:p>
      <text:p text:style-name="P15"/>
      <text:p text:style-name="P16">In this abstract we would like to inform the readers about the new state-of-the-art algorithms implemented in the most recent version of Diffusion Imaging in Python (Dipy). Dipy is a free and open source software project for the analysis of data from dMRI experiments. Dipy gathers implementations of many different methods in dMRI, including: diffusion signal pre-processing; reconstruction of diffusion distributions in individual voxels; fiber tractography and <text:s/>streamline post-processing, analysis and visualization. In contrast to many other scientific software projects, Dipy is not being developed by a single research group. Rather, it is an open project that encourages contributions from any scientist/developer through GitHub and open discussions on the project mailing list. Dipy today has an international team of contributors, spanning eight academic institutions in six countries and still growing (see fig.1). </text:p>
      <text:p text:style-name="P23"/>
      <text:p text:style-name="P4">Fig 1. contributors</text:p>
      <text:p text:style-name="P2"/>
      <text:p text:style-name="P26">Methods</text:p>
      <text:p text:style-name="P2"/>
      <text:p text:style-name="P1">Dipy has a modular structure with the main modules depicted in fig.2. It also has a few hard dependencies shown with yellow colour in the same figure and some optional dependencies shown with orange colour. In Dipy we implement state-of-the-art methods in every level of the processing pipeline. <text:span text:style-name="T4">Here we will give a brief overview only of the most recent enhancements.</text:span></text:p>
      <text:p text:style-name="P8"/>
      <text:p text:style-name="P11">Fig 2. modules &amp; dependencies</text:p>
      <text:p text:style-name="P8"/>
      <text:p text:style-name="P7"><text:span text:style-name="T1">Pre-processing: </text:span>we have implemented <text:span text:style-name="T8">a tool for </text:span>brain extraction <text:span text:style-name="T8">and foreground segmentation which we call median_otsu. T</text:span>ools to create <text:span text:style-name="T14">evenly</text:span> distributed spheres <text:span text:style-name="T8">using </text:span>electrostatic repulsion <text:span text:style-name="T8">which is useful for designing dMRI acquisitions. We also provide a method</text:span> <text:span text:style-name="T8">for </text:span>automatic SNR estimation <text:span text:style-name="T8">for dMRI data</text:span>. </text:p>
      <text:p text:style-name="P5"/>
      <text:p text:style-name="P9"><text:span text:style-name="T1">Voxel Reconstruction:</text:span> a great range of methods that can be used for any type of q-space acquisition (single-shell, multi-shell and DSI-like) <text:span text:style-name="T8">are available in Dipy</text:span>. <text:span text:style-name="T12">Here we describe some of the most important ones. We have efficient implementations of three different deconvolution methods which are usually recommended as a precursor steps for tracking. Constrained Spherical Deconvolution (</text:span>CSD<text:span text:style-name="T12">) for single shell and multi-shell data</text:span>, <text:span text:style-name="T12">Sharpening Deconvolution Transform (</text:span>SDT<text:span text:style-name="T12">) which can be used to increase the angular resolution of any ODF</text:span>, <text:span text:style-name="T13">and </text:span>DSI <text:span text:style-name="T12">with Lucy-Richardson </text:span>Deconvolution <text:span text:style-name="T13">(DSID)</text:span> <text:span text:style-name="T13">which can be used for DSI-type of acquisitions</text:span>. <text:span text:style-name="T13">Furthermore, we have also implemented the </text:span>S<text:span text:style-name="T12">imple Harmonic Oscillator based Reconstruction and Estimation (SHORE) which is a method of continuous modeling of the diffusion signal and can be used to create new scalar maps that go well beyond the possibilities of FA. Nonetheless, we can now fit </text:span>Tensors <text:span text:style-name="T12">with</text:span> RESTORE. </text:p>
      <text:p text:style-name="P9"/>
      <text:p text:style-name="P9"><text:span text:style-name="T2">Parallel processing</text:span><text:span text:style-name="T13">: For systems with multiple CPUs we now support </text:span>parallel <text:span text:style-name="T13">processing for</text:span> <text:span text:style-name="T13">ODF </text:span>reconstructions and peak finding <text:span text:style-name="T14">and we are working on parallelizing other parts of dMRI pipeline.</text:span></text:p>
      <text:p text:style-name="P5"/>
      <text:p text:style-name="P1"><text:span text:style-name="T1">Fiber tracking</text:span>: we have <text:span text:style-name="T13">extended our</text:span> fast deterministic algorithm (EuDX) <text:span text:style-name="T13">to work with the newest reconstruction models</text:span><text:span text:style-name="T3"> </text:span>and <text:span text:style-name="T13">moved on designing a</text:span> <text:span text:style-name="T14">new </text:span>modular <text:span text:style-name="T13">API</text:span> for Probabilistic <text:soft-page-break/>tracking <text:span text:style-name="T13">and other tracking methods.</text:span></text:p>
      <text:p text:style-name="P5"/>
      <text:p text:style-name="P10"><text:span text:style-name="T1">Fiber analysis: </text:span><text:span text:style-name="T9">we have now tools to filter streamlines that go through specific ROIs, </text:span><text:span text:style-name="T10">and calculate track density images. </text:span></text:p>
      <text:p text:style-name="P10"><text:span text:style-name="T9"/></text:p>
      <text:p text:style-name="P10"><text:span text:style-name="T10">Connectivy analysis: We can c</text:span>reate connectivity matrices <text:span text:style-name="T14">of streamlines connecting different cortical and sub-cortical regions.</text:span></text:p>
      <text:p text:style-name="P5"/>
      <text:p text:style-name="P12">Results</text:p>
      <text:p text:style-name="P5"/>
      <text:p text:style-name="P3">Fig. 3 connectivity</text:p>
      <text:p text:style-name="P3"/>
      <text:p text:style-name="P3">Fig. 4 reconstruction (only CSD <text:span text:style-name="T15">&amp; SHORE</text:span>).</text:p>
      <text:p text:style-name="P3"/>
      <text:p text:style-name="P3"/>
      <text:p text:style-name="P22">Discussion</text:p>
      <text:p text:style-name="P21"/>
      <text:p text:style-name="P21"/>
      <text:p text:style-name="P18">1. <text:span text:style-name="T8">Garyfallidis, E. (2014), “Dipy, a library for the analysis of diffusion MRI data”, Frontiers in Neuroinformatics, submitted.</text:span></text:p>
      <text:p text:style-name="P19">2. <text:a xlink:type="simple" xlink:href="http://dipy.org/"><text:span text:style-name="T12">http://dipy.org</text:span></text:a></text:p>
      <text:p text:style-name="P20">3. </text:p>
      <text:p text:style-name="Standard"/>
      <text:p text:style-name="P25"/>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al" svg:font-family="Aral"/>
    <style:font-face style:name="Lohit Hindi1" svg:font-family="'Lohit Hindi'"/>
    <style:font-face style:name="Lucida Grande" svg:font-family="'Lucida Grande', 'Trebuchet MS', Arial, sans-serif"/>
    <style:font-face style:name="verdana" svg:font-family="verdana, arial, helvetica, sans-serif"/>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eftherios Garyfallidis</meta:initial-creator>
    <meta:creation-date>2014-01-15T13:46:35</meta:creation-date>
    <dc:date>2014-01-16T10:47:56.749564791</dc:date>
    <dc:creator>Eleftherios Garyfallidis</dc:creator>
    <meta:editing-duration>PT2H13M30S</meta:editing-duration>
    <meta:editing-cycles>6</meta:editing-cycles>
    <meta:generator>LibreOffice/4.1.3.2$Linux_X86_64 LibreOffice_project/410m0$Build-2</meta:generator>
    <meta:document-statistic meta:table-count="0" meta:image-count="0" meta:object-count="0" meta:page-count="2" meta:paragraph-count="20" meta:word-count="531" meta:character-count="3582" meta:non-whitespace-character-count="3065"/>
  </office:meta>
</office:document-meta>
</file>